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2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</style:style>
    <style:style style:name="ce2" style:family="table-cell" style:parent-style-name="Default">
      <style:table-cell-properties fo:background-color="#999999"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os web pequeña" table:style-name="ta1">
        <table:shapes>
          <draw:frame draw:z-index="0" draw:style-name="gr1" draw:text-style-name="P1" svg:width="224.04mm" svg:height="132.06mm" svg:x="427.68mm" svg:y="40.66mm">
            <loext:p draw:notify-on-update-of-ranges="'Datos web pequeña'.E6:'Datos web pequeña'.P6 'Datos web pequeña'.E13:'Datos web pequeña'.P13 'Datos web pequeña'.E20:'Datos web pequeña'.P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1.86mm" svg:height="129.9mm" svg:x="443.98mm" svg:y="232.92mm">
            <loext:p draw:notify-on-update-of-ranges="'Datos web pequeña'.E21:'Datos web pequeña'.P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7.28mm" svg:height="130.98mm" svg:x="453.55mm" svg:y="373.34mm">
            <loext:p draw:notify-on-update-of-ranges="'Datos web pequeña'.E7:'Datos web pequeña'.P7 'Datos web pequeña'.E14:'Datos web pequeña'.P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2.17mm" svg:height="133.33mm" svg:x="240.21mm" svg:y="233.59mm">
            <loext:p draw:notify-on-update-of-ranges="'Datos web pequeña'.E4:'Datos web pequeña'.P4 'Datos web pequeña'.E11:'Datos web pequeña'.P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99.58mm" svg:height="128.19mm" svg:x="247.31mm" svg:y="372.06mm">
            <loext:p draw:notify-on-update-of-ranges="'Datos web pequeña'.E18:'Datos web pequeña'.P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98.62mm" svg:height="126.57mm" svg:x="89.96mm" svg:y="515.68mm">
            <loext:p draw:notify-on-update-of-ranges="'Datos web pequeña'.E5:'Datos web pequeña'.P5 'Datos web pequeña'.E12:'Datos web pequeña'.P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97.02mm" svg:height="118.24mm" svg:x="91.24mm" svg:y="649.96mm">
            <loext:p draw:notify-on-update-of-ranges="'Datos web pequeña'.E19:'Datos web pequeña'.P1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2" table:number-columns-repeated="12" table:default-cell-style-name="ce5"/>
        <table:table-row table:style-name="ro1" table:number-rows-repeated="2">
          <table:table-cell table:number-columns-repeated="3"/>
          <table:table-cell table:style-name="Default" table:number-columns-repeated="13"/>
        </table:table-row>
        <table:table-row table:style-name="ro1">
          <table:table-cell table:number-columns-repeated="3"/>
          <table:table-cell table:style-name="ce1"/>
          <table:table-cell table:style-name="ce4" office:value-type="string" calcext:value-type="string">
            <text:p>IC1</text:p>
          </table:table-cell>
          <table:table-cell table:style-name="ce4" office:value-type="string" calcext:value-type="string">
            <text:p>IC2</text:p>
          </table:table-cell>
          <table:table-cell table:style-name="ce4" office:value-type="string" calcext:value-type="string">
            <text:p>IC3</text:p>
          </table:table-cell>
          <table:table-cell table:style-name="ce4" office:value-type="string" calcext:value-type="string">
            <text:p>IC4</text:p>
          </table:table-cell>
          <table:table-cell table:style-name="ce4" office:value-type="string" calcext:value-type="string">
            <text:p>IC5</text:p>
          </table:table-cell>
          <table:table-cell table:style-name="ce4" office:value-type="string" calcext:value-type="string">
            <text:p>IC6</text:p>
          </table:table-cell>
          <table:table-cell table:style-name="ce4" office:value-type="string" calcext:value-type="string">
            <text:p>IC7</text:p>
          </table:table-cell>
          <table:table-cell table:style-name="ce4" office:value-type="string" calcext:value-type="string">
            <text:p>IC8</text:p>
          </table:table-cell>
          <table:table-cell table:style-name="ce4" office:value-type="string" calcext:value-type="string">
            <text:p>IC9</text:p>
          </table:table-cell>
          <table:table-cell table:style-name="ce4" office:value-type="string" calcext:value-type="string">
            <text:p>IC10</text:p>
          </table:table-cell>
          <table:table-cell table:style-name="ce4" office:value-type="string" calcext:value-type="string">
            <text:p>IC11</text:p>
          </table:table-cell>
          <table:table-cell table:style-name="ce4" office:value-type="string" calcext:value-type="string">
            <text:p>IC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empo total (seg)</text:p>
          </table:table-cell>
          <table:table-cell office:value-type="float" office:value="5.001" calcext:value-type="float">
            <text:p>5,001</text:p>
          </table:table-cell>
          <table:table-cell office:value-type="float" office:value="5.02" calcext:value-type="float">
            <text:p>5,02</text:p>
          </table:table-cell>
          <table:table-cell office:value-type="float" office:value="8.023" calcext:value-type="float">
            <text:p>8,023</text:p>
          </table:table-cell>
          <table:table-cell office:value-type="float" office:value="12" calcext:value-type="float">
            <text:p>12</text:p>
          </table:table-cell>
          <table:table-cell office:value-type="float" office:value="14.394" calcext:value-type="float">
            <text:p>14,394</text:p>
          </table:table-cell>
          <table:table-cell office:value-type="float" office:value="16.882" calcext:value-type="float">
            <text:p>16,882</text:p>
          </table:table-cell>
          <table:table-cell office:value-type="float" office:value="86.759" calcext:value-type="float">
            <text:p>86,759</text:p>
          </table:table-cell>
          <table:table-cell office:value-type="float" office:value="97.172" calcext:value-type="float">
            <text:p>97,172</text:p>
          </table:table-cell>
          <table:table-cell office:value-type="float" office:value="73.238" calcext:value-type="float">
            <text:p>73,238</text:p>
          </table:table-cell>
          <table:table-cell office:value-type="float" office:value="143.391" calcext:value-type="float">
            <text:p>143,391</text:p>
          </table:table-cell>
          <table:table-cell office:value-type="float" office:value="151.453" calcext:value-type="float">
            <text:p>151,453</text:p>
          </table:table-cell>
          <table:table-cell office:value-type="float" office:value="172.107" calcext:value-type="float">
            <text:p>172,1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llos 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41.6" calcext:value-type="float">
            <text:p>41,6</text:p>
          </table:table-cell>
          <table:table-cell office:value-type="float" office:value="0.4" calcext:value-type="float">
            <text:p>0,4</text:p>
          </table:table-cell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,2</text:p>
          </table:table-cell>
          <table:table-cell office:value-type="float" office:value="155.2" calcext:value-type="float">
            <text:p>155,2</text:p>
          </table:table-cell>
          <table:table-cell office:value-type="float" office:value="159" calcext:value-type="float">
            <text:p>159</text:p>
          </table:table-cell>
          <table:table-cell office:value-type="float" office:value="23.4" calcext:value-type="float">
            <text:p>23,4</text:p>
          </table:table-cell>
          <table:table-cell office:value-type="float" office:value="104.4" calcext:value-type="float">
            <text:p>104,4</text:p>
          </table:table-cell>
          <table:table-cell office:value-type="float" office:value="589.6" calcext:value-type="float">
            <text:p>589,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tividad (pet/seg)</text:p>
          </table:table-cell>
          <table:table-cell office:value-type="float" office:value="204.908" calcext:value-type="float">
            <text:p>204,908</text:p>
          </table:table-cell>
          <table:table-cell office:value-type="float" office:value="243.276" calcext:value-type="float">
            <text:p>243,276</text:p>
          </table:table-cell>
          <table:table-cell office:value-type="float" office:value="638.358" calcext:value-type="float">
            <text:p>638,358</text:p>
          </table:table-cell>
          <table:table-cell office:value-type="float" office:value="444.01" calcext:value-type="float">
            <text:p>444,01</text:p>
          </table:table-cell>
          <table:table-cell office:value-type="float" office:value="734.996" calcext:value-type="float">
            <text:p>734,996</text:p>
          </table:table-cell>
          <table:table-cell office:value-type="float" office:value="641.058" calcext:value-type="float">
            <text:p>641,058</text:p>
          </table:table-cell>
          <table:table-cell office:value-type="float" office:value="689.814" calcext:value-type="float">
            <text:p>689,814</text:p>
          </table:table-cell>
          <table:table-cell office:value-type="float" office:value="631.19" calcext:value-type="float">
            <text:p>631,19</text:p>
          </table:table-cell>
          <table:table-cell office:value-type="float" office:value="725.494" calcext:value-type="float">
            <text:p>725,494</text:p>
          </table:table-cell>
          <table:table-cell office:value-type="float" office:value="772.574" calcext:value-type="float">
            <text:p>772,574</text:p>
          </table:table-cell>
          <table:table-cell office:value-type="float" office:value="729.874" calcext:value-type="float">
            <text:p>729,874</text:p>
          </table:table-cell>
          <table:table-cell office:value-type="float" office:value="697.464" calcext:value-type="float">
            <text:p>697,4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ocidad Respuesta (seg)</text:p>
          </table:table-cell>
          <table:table-cell office:value-type="float" office:value="5.001" calcext:value-type="float">
            <text:p>5,001</text:p>
          </table:table-cell>
          <table:table-cell office:value-type="float" office:value="5.02" calcext:value-type="float">
            <text:p>5,02</text:p>
          </table:table-cell>
          <table:table-cell office:value-type="float" office:value="1.605" calcext:value-type="float">
            <text:p>1,605</text:p>
          </table:table-cell>
          <table:table-cell office:value-type="float" office:value="2.4" calcext:value-type="float">
            <text:p>2,4</text:p>
          </table:table-cell>
          <table:table-cell office:value-type="float" office:value="1.439" calcext:value-type="float">
            <text:p>1,439</text:p>
          </table:table-cell>
          <table:table-cell office:value-type="float" office:value="1.688" calcext:value-type="float">
            <text:p>1,688</text:p>
          </table:table-cell>
          <table:table-cell office:value-type="float" office:value="1.735" calcext:value-type="float">
            <text:p>1,735</text:p>
          </table:table-cell>
          <table:table-cell office:value-type="float" office:value="1.943" calcext:value-type="float">
            <text:p>1,943</text:p>
          </table:table-cell>
          <table:table-cell office:value-type="float" office:value="1.465" calcext:value-type="float">
            <text:p>1,465</text:p>
          </table:table-cell>
          <table:table-cell office:value-type="float" office:value="1.434" calcext:value-type="float">
            <text:p>1,434</text:p>
          </table:table-cell>
          <table:table-cell office:value-type="float" office:value="1.515" calcext:value-type="float">
            <text:p>1,515</text:p>
          </table:table-cell>
          <table:table-cell office:value-type="float" office:value="1.721" calcext:value-type="float">
            <text:p>1,721</text:p>
          </table:table-cell>
        </table:table-row>
        <table:table-row table:style-name="ro1" table:number-rows-repeated="2">
          <table:table-cell table:number-columns-repeated="3"/>
          <table:table-cell table:style-name="ce3"/>
          <table:table-cell table:style-name="ce6" table:number-columns-repeated="12"/>
        </table:table-row>
        <table:table-row table:style-name="ro1">
          <table:table-cell table:number-columns-repeated="4"/>
          <table:table-cell table:style-name="ce7" office:value-type="string" calcext:value-type="string">
            <text:p>IC1</text:p>
          </table:table-cell>
          <table:table-cell table:style-name="ce7" office:value-type="string" calcext:value-type="string">
            <text:p>IC2</text:p>
          </table:table-cell>
          <table:table-cell table:style-name="ce7" office:value-type="string" calcext:value-type="string">
            <text:p>IC3</text:p>
          </table:table-cell>
          <table:table-cell table:style-name="ce7" office:value-type="string" calcext:value-type="string">
            <text:p>IC4</text:p>
          </table:table-cell>
          <table:table-cell table:style-name="ce7" office:value-type="string" calcext:value-type="string">
            <text:p>IC5</text:p>
          </table:table-cell>
          <table:table-cell table:style-name="ce7" office:value-type="string" calcext:value-type="string">
            <text:p>IC6</text:p>
          </table:table-cell>
          <table:table-cell table:style-name="ce7" office:value-type="string" calcext:value-type="string">
            <text:p>IC7</text:p>
          </table:table-cell>
          <table:table-cell table:style-name="ce7" office:value-type="string" calcext:value-type="string">
            <text:p>IC8</text:p>
          </table:table-cell>
          <table:table-cell table:style-name="ce7" office:value-type="string" calcext:value-type="string">
            <text:p>IC9</text:p>
          </table:table-cell>
          <table:table-cell table:style-name="ce7" office:value-type="string" calcext:value-type="string">
            <text:p>IC10</text:p>
          </table:table-cell>
          <table:table-cell table:style-name="ce7" office:value-type="string" calcext:value-type="string">
            <text:p>IC11</text:p>
          </table:table-cell>
          <table:table-cell table:style-name="ce7" office:value-type="string" calcext:value-type="string">
            <text:p>IC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empo total (seg)</text:p>
          </table:table-cell>
          <table:table-cell office:value-type="float" office:value="3.743" calcext:value-type="float">
            <text:p>3,743</text:p>
          </table:table-cell>
          <table:table-cell office:value-type="float" office:value="4.482" calcext:value-type="float">
            <text:p>4,482</text:p>
          </table:table-cell>
          <table:table-cell office:value-type="float" office:value="6.111" calcext:value-type="float">
            <text:p>6,111</text:p>
          </table:table-cell>
          <table:table-cell office:value-type="float" office:value="9.738" calcext:value-type="float">
            <text:p>9,738</text:p>
          </table:table-cell>
          <table:table-cell office:value-type="float" office:value="13.243" calcext:value-type="float">
            <text:p>13,243</text:p>
          </table:table-cell>
          <table:table-cell office:value-type="float" office:value="15.025" calcext:value-type="float">
            <text:p>15,025</text:p>
          </table:table-cell>
          <table:table-cell office:value-type="float" office:value="64.843" calcext:value-type="float">
            <text:p>64,843</text:p>
          </table:table-cell>
          <table:table-cell office:value-type="float" office:value="66.286" calcext:value-type="float">
            <text:p>66,286</text:p>
          </table:table-cell>
          <table:table-cell office:value-type="float" office:value="67.439" calcext:value-type="float">
            <text:p>67,439</text:p>
          </table:table-cell>
          <table:table-cell office:value-type="float" office:value="155.968" calcext:value-type="float">
            <text:p>155,968</text:p>
          </table:table-cell>
          <table:table-cell office:value-type="float" office:value="163.052" calcext:value-type="float">
            <text:p>163,052</text:p>
          </table:table-cell>
          <table:table-cell office:value-type="float" office:value="148.377" calcext:value-type="float">
            <text:p>148,3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llos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.8" calcext:value-type="float">
            <text:p>1,8</text:p>
          </table:table-cell>
          <table:table-cell office:value-type="float" office:value="47" calcext:value-type="float">
            <text:p>47</text:p>
          </table:table-cell>
          <table:table-cell office:value-type="float" office:value="4.6" calcext:value-type="float">
            <text:p>4,6</text:p>
          </table:table-cell>
          <table:table-cell office:value-type="float" office:value="42.6" calcext:value-type="float">
            <text:p>42,6</text:p>
          </table:table-cell>
          <table:table-cell office:value-type="float" office:value="12.8" calcext:value-type="float">
            <text:p>12,8</text:p>
          </table:table-cell>
          <table:table-cell office:value-type="float" office:value="75" calcext:value-type="float">
            <text:p>75</text:p>
          </table:table-cell>
          <table:table-cell office:value-type="float" office:value="196.4" calcext:value-type="float">
            <text:p>196,4</text:p>
          </table:table-cell>
          <table:table-cell office:value-type="float" office:value="68.2" calcext:value-type="float">
            <text:p>68,2</text:p>
          </table:table-cell>
          <table:table-cell office:value-type="float" office:value="182.6" calcext:value-type="float">
            <text:p>182,6</text:p>
          </table:table-cell>
          <table:table-cell office:value-type="float" office:value="473.4" calcext:value-type="float">
            <text:p>473,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tividad (pet/seg)</text:p>
          </table:table-cell>
          <table:table-cell office:value-type="float" office:value="373.914" calcext:value-type="float">
            <text:p>373,914</text:p>
          </table:table-cell>
          <table:table-cell office:value-type="float" office:value="259.984" calcext:value-type="float">
            <text:p>259,984</text:p>
          </table:table-cell>
          <table:table-cell office:value-type="float" office:value="827.894" calcext:value-type="float">
            <text:p>827,894</text:p>
          </table:table-cell>
          <table:table-cell office:value-type="float" office:value="549.422" calcext:value-type="float">
            <text:p>549,422</text:p>
          </table:table-cell>
          <table:table-cell office:value-type="float" office:value="758.792" calcext:value-type="float">
            <text:p>758,792</text:p>
          </table:table-cell>
          <table:table-cell office:value-type="float" office:value="683.068" calcext:value-type="float">
            <text:p>683,068</text:p>
          </table:table-cell>
          <table:table-cell office:value-type="float" office:value="803.708" calcext:value-type="float">
            <text:p>803,708</text:p>
          </table:table-cell>
          <table:table-cell office:value-type="float" office:value="787.574" calcext:value-type="float">
            <text:p>787,574</text:p>
          </table:table-cell>
          <table:table-cell office:value-type="float" office:value="772.662" calcext:value-type="float">
            <text:p>772,662</text:p>
          </table:table-cell>
          <table:table-cell office:value-type="float" office:value="742.662" calcext:value-type="float">
            <text:p>742,662</text:p>
          </table:table-cell>
          <table:table-cell office:value-type="float" office:value="728.1" calcext:value-type="float">
            <text:p>728,1</text:p>
          </table:table-cell>
          <table:table-cell office:value-type="float" office:value="750.422" calcext:value-type="float">
            <text:p>750,4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ocidad Respuesta (seg)</text:p>
          </table:table-cell>
          <table:table-cell office:value-type="float" office:value="3.743" calcext:value-type="float">
            <text:p>3,743</text:p>
          </table:table-cell>
          <table:table-cell office:value-type="float" office:value="4.482" calcext:value-type="float">
            <text:p>4,482</text:p>
          </table:table-cell>
          <table:table-cell office:value-type="float" office:value="1.222" calcext:value-type="float">
            <text:p>1,222</text:p>
          </table:table-cell>
          <table:table-cell office:value-type="float" office:value="1.947" calcext:value-type="float">
            <text:p>1,947</text:p>
          </table:table-cell>
          <table:table-cell office:value-type="float" office:value="1.324" calcext:value-type="float">
            <text:p>1,324</text:p>
          </table:table-cell>
          <table:table-cell office:value-type="float" office:value="1.502" calcext:value-type="float">
            <text:p>1,502</text:p>
          </table:table-cell>
          <table:table-cell office:value-type="float" office:value="1.297" calcext:value-type="float">
            <text:p>1,297</text:p>
          </table:table-cell>
          <table:table-cell office:value-type="float" office:value="1.326" calcext:value-type="float">
            <text:p>1,326</text:p>
          </table:table-cell>
          <table:table-cell office:value-type="float" office:value="1.349" calcext:value-type="float">
            <text:p>1,349</text:p>
          </table:table-cell>
          <table:table-cell office:value-type="float" office:value="1.56" calcext:value-type="float">
            <text:p>1,56</text:p>
          </table:table-cell>
          <table:table-cell office:value-type="float" office:value="1.63" calcext:value-type="float">
            <text:p>1,63</text:p>
          </table:table-cell>
          <table:table-cell office:value-type="float" office:value="1.484" calcext:value-type="float">
            <text:p>1,484</text:p>
          </table:table-cell>
        </table:table-row>
        <table:table-row table:style-name="ro1" table:number-rows-repeated="2">
          <table:table-cell table:number-columns-repeated="3"/>
          <table:table-cell table:style-name="ce3"/>
          <table:table-cell table:style-name="ce6" table:number-columns-repeated="12"/>
        </table:table-row>
        <table:table-row table:style-name="ro1">
          <table:table-cell table:number-columns-repeated="4"/>
          <table:table-cell table:style-name="ce7" office:value-type="string" calcext:value-type="string">
            <text:p>IC1</text:p>
          </table:table-cell>
          <table:table-cell table:style-name="ce7" office:value-type="string" calcext:value-type="string">
            <text:p>IC2</text:p>
          </table:table-cell>
          <table:table-cell table:style-name="ce7" office:value-type="string" calcext:value-type="string">
            <text:p>IC3</text:p>
          </table:table-cell>
          <table:table-cell table:style-name="ce7" office:value-type="string" calcext:value-type="string">
            <text:p>IC4</text:p>
          </table:table-cell>
          <table:table-cell table:style-name="ce7" office:value-type="string" calcext:value-type="string">
            <text:p>IC5</text:p>
          </table:table-cell>
          <table:table-cell table:style-name="ce7" office:value-type="string" calcext:value-type="string">
            <text:p>IC6</text:p>
          </table:table-cell>
          <table:table-cell table:style-name="ce7" office:value-type="string" calcext:value-type="string">
            <text:p>IC7</text:p>
          </table:table-cell>
          <table:table-cell table:style-name="ce7" office:value-type="string" calcext:value-type="string">
            <text:p>IC8</text:p>
          </table:table-cell>
          <table:table-cell table:style-name="ce7" office:value-type="string" calcext:value-type="string">
            <text:p>IC9</text:p>
          </table:table-cell>
          <table:table-cell table:style-name="ce7" office:value-type="string" calcext:value-type="string">
            <text:p>IC10</text:p>
          </table:table-cell>
          <table:table-cell table:style-name="ce7" office:value-type="string" calcext:value-type="string">
            <text:p>IC11</text:p>
          </table:table-cell>
          <table:table-cell table:style-name="ce7" office:value-type="string" calcext:value-type="string">
            <text:p>IC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empo total (seg)</text:p>
          </table:table-cell>
          <table:table-cell office:value-type="float" office:value="14.128" calcext:value-type="float">
            <text:p>14,128</text:p>
          </table:table-cell>
          <table:table-cell office:value-type="float" office:value="14.052" calcext:value-type="float">
            <text:p>14,052</text:p>
          </table:table-cell>
          <table:table-cell office:value-type="float" office:value="113.575" calcext:value-type="float">
            <text:p>113,575</text:p>
          </table:table-cell>
          <table:table-cell office:value-type="float" office:value="122.588" calcext:value-type="float">
            <text:p>122,588</text:p>
          </table:table-cell>
          <table:table-cell office:value-type="float" office:value="244.315" calcext:value-type="float">
            <text:p>244,315</text:p>
          </table:table-cell>
          <table:table-cell office:value-type="float" office:value="208.336" calcext:value-type="float">
            <text:p>208,336</text:p>
          </table:table-cell>
          <table:table-cell office:value-type="float" office:value="1206.746" calcext:value-type="float">
            <text:p>1206,746</text:p>
          </table:table-cell>
          <table:table-cell office:value-type="float" office:value="1162.072" calcext:value-type="float">
            <text:p>1162,072</text:p>
          </table:table-cell>
          <table:table-cell office:value-type="float" office:value="1163.815" calcext:value-type="float">
            <text:p>1163,815</text:p>
          </table:table-cell>
          <table:table-cell office:value-type="float" office:value="1631.713" calcext:value-type="float">
            <text:p>1631,713</text:p>
          </table:table-cell>
          <table:table-cell office:value-type="float" office:value="2013.314" calcext:value-type="float">
            <text:p>2013,314</text:p>
          </table:table-cell>
          <table:table-cell office:value-type="float" office:value="2245.874" calcext:value-type="float">
            <text:p>2245,8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llos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500" calcext:value-type="float">
            <text:p>500</text:p>
          </table:table-cell>
          <table:table-cell office:value-type="float" office:value="486" calcext:value-type="float">
            <text:p>486</text:p>
          </table:table-cell>
          <table:table-cell office:value-type="float" office:value="991" calcext:value-type="float">
            <text:p>991</text:p>
          </table:table-cell>
          <table:table-cell office:value-type="float" office:value="1196" calcext:value-type="float">
            <text:p>1196</text:p>
          </table:table-cell>
          <table:table-cell office:value-type="float" office:value="5728" calcext:value-type="float">
            <text:p>5728</text:p>
          </table:table-cell>
          <table:table-cell office:value-type="float" office:value="9032" calcext:value-type="float">
            <text:p>9032</text:p>
          </table:table-cell>
          <table:table-cell office:value-type="float" office:value="13395" calcext:value-type="float">
            <text:p>13395</text:p>
          </table:table-cell>
          <table:table-cell office:value-type="float" office:value="15124" calcext:value-type="float">
            <text:p>15124</text:p>
          </table:table-cell>
          <table:table-cell office:value-type="float" office:value="21405" calcext:value-type="float">
            <text:p>21405</text:p>
          </table:table-cell>
          <table:table-cell office:value-type="float" office:value="27048" calcext:value-type="float">
            <text:p>270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tividad (pet/seg)</text:p>
          </table:table-cell>
          <table:table-cell office:value-type="float" office:value="70.78" calcext:value-type="float">
            <text:p>70,78</text:p>
          </table:table-cell>
          <table:table-cell office:value-type="float" office:value="71.16" calcext:value-type="float">
            <text:p>71,16</text:p>
          </table:table-cell>
          <table:table-cell office:value-type="float" office:value="44.02" calcext:value-type="float">
            <text:p>44,02</text:p>
          </table:table-cell>
          <table:table-cell office:value-type="float" office:value="40.79" calcext:value-type="float">
            <text:p>40,79</text:p>
          </table:table-cell>
          <table:table-cell office:value-type="float" office:value="40.93" calcext:value-type="float">
            <text:p>40,93</text:p>
          </table:table-cell>
          <table:table-cell office:value-type="float" office:value="48" calcext:value-type="float">
            <text:p>48</text:p>
          </table:table-cell>
          <table:table-cell office:value-type="float" office:value="41.43" calcext:value-type="float">
            <text:p>41,43</text:p>
          </table:table-cell>
          <table:table-cell office:value-type="float" office:value="43.03" calcext:value-type="float">
            <text:p>43,03</text:p>
          </table:table-cell>
          <table:table-cell office:value-type="float" office:value="42.96" calcext:value-type="float">
            <text:p>42,96</text:p>
          </table:table-cell>
          <table:table-cell office:value-type="float" office:value="43.74" calcext:value-type="float">
            <text:p>43,74</text:p>
          </table:table-cell>
          <table:table-cell office:value-type="float" office:value="44.83" calcext:value-type="float">
            <text:p>44,83</text:p>
          </table:table-cell>
          <table:table-cell office:value-type="float" office:value="44.53" calcext:value-type="float">
            <text:p>44,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ocidad Respuesta (seg)</text:p>
          </table:table-cell>
          <table:table-cell office:value-type="float" office:value="14.128" calcext:value-type="float">
            <text:p>14,128</text:p>
          </table:table-cell>
          <table:table-cell office:value-type="float" office:value="14.052" calcext:value-type="float">
            <text:p>14,052</text:p>
          </table:table-cell>
          <table:table-cell office:value-type="float" office:value="22.715" calcext:value-type="float">
            <text:p>22,715</text:p>
          </table:table-cell>
          <table:table-cell office:value-type="float" office:value="24.518" calcext:value-type="float">
            <text:p>24,518</text:p>
          </table:table-cell>
          <table:table-cell office:value-type="float" office:value="24.431" calcext:value-type="float">
            <text:p>24,431</text:p>
          </table:table-cell>
          <table:table-cell office:value-type="float" office:value="20.834" calcext:value-type="float">
            <text:p>20,834</text:p>
          </table:table-cell>
          <table:table-cell office:value-type="float" office:value="24.135" calcext:value-type="float">
            <text:p>24,135</text:p>
          </table:table-cell>
          <table:table-cell office:value-type="float" office:value="23.241" calcext:value-type="float">
            <text:p>23,24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358" calcext:value-type="float">
            <text:p>23,358</text:p>
          </table:table-cell>
          <table:table-cell office:value-type="float" office:value="22.845" calcext:value-type="float">
            <text:p>22,845</text:p>
          </table:table-cell>
          <table:table-cell office:value-type="float" office:value="22.459" calcext:value-type="float">
            <text:p>22,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02:07:27.2594059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7:43:10.503906772</meta:creation-date>
    <dc:date>2018-05-08T02:12:09.045135864</dc:date>
    <meta:editing-duration>PT15M33S</meta:editing-duration>
    <meta:editing-cycles>4</meta:editing-cycles>
    <meta:generator>LibreOffice/5.1.6.2$Linux_X86_64 LibreOffice_project/10m0$Build-2</meta:generator>
    <meta:document-statistic meta:table-count="1" meta:cell-count="19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05cm" svg:height="13.207cm" xlink:href=".." xlink:type="simple" chart:class="chart:line" chart:style-name="ch1">
        <chart:title svg:x="8.896cm" svg:y="0.4cm" chart:style-name="ch2">
          <text:p>Productividad Sistema</text:p>
        </chart:title>
        <chart:subtitle svg:x="9.108cm" svg:y="1.443cm" chart:style-name="ch3">
          <text:p>Peticiones por segundo</text:p>
        </chart:subtitle>
        <chart:legend chart:legend-position="end" svg:x="18.944cm" svg:y="5.806cm" style:legend-expansion="high" chart:style-name="ch4"/>
        <chart:plot-area chart:style-name="ch5" table:cell-range-address="'Datos web pequeña'.E6:'Datos web pequeña'.P6 'Datos web pequeña'.E13:'Datos web pequeña'.P13 'Datos web pequeña'.E20:'Datos web pequeña'.P20" chart:data-source-has-labels="row" svg:x="1.459cm" svg:y="2.39cm" svg:width="17.037cm" svg:height="9.572cm">
          <chartooo:coordinate-region svg:x="2.266cm" svg:y="2.589cm" svg:width="16.043cm" svg:height="8.726cm"/>
          <chart:axis chart:dimension="x" chart:name="primary-x" chart:style-name="ch6">
            <chart:title svg:x="9.761cm" svg:y="12.226cm" chart:style-name="ch7">
              <text:p>IC</text:p>
            </chart:title>
            <chart:grid chart:style-name="ch8" chart:class="major"/>
          </chart:axis>
          <chart:axis chart:dimension="y" chart:name="primary-y" chart:style-name="ch6">
            <chart:title svg:x="0.451cm" svg:y="7.762cm" chart:style-name="ch9">
              <text:p>Tiempo</text:p>
            </chart:title>
            <chart:grid chart:style-name="ch8" chart:class="major"/>
          </chart:axis>
          <chart:series chart:style-name="ch10" chart:values-cell-range-address="'Datos web pequeña'.E6:'Datos web pequeña'.P6" loext:label-string="'web pequeña'" chart:class="chart:line">
            <chart:data-point chart:repeated="12"/>
          </chart:series>
          <chart:series chart:style-name="ch11" chart:values-cell-range-address="'Datos web pequeña'.E13:'Datos web pequeña'.P13" loext:label-string="'web grande'" chart:class="chart:line">
            <chart:data-point chart:repeated="12"/>
          </chart:series>
          <chart:series chart:style-name="ch12" chart:values-cell-range-address="'Datos web pequeña'.E20:'Datos web pequeña'.P20" loext:label-string="'php'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web pequeña'</text:p>
              </table:table-cell>
              <table:table-cell office:value-type="string">
                <text:p>'web grande'</text:p>
              </table:table-cell>
              <table:table-cell office:value-type="string">
                <text:p>'php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.908">
                <text:p>204.908</text:p>
                <draw:g>
                  <svg:desc>'Datos web pequeña'.E6:'Datos web pequeña'.P6</svg:desc>
                </draw:g>
              </table:table-cell>
              <table:table-cell office:value-type="float" office:value="373.914">
                <text:p>373.914</text:p>
                <draw:g>
                  <svg:desc>'Datos web pequeña'.E13:'Datos web pequeña'.P13</svg:desc>
                </draw:g>
              </table:table-cell>
              <table:table-cell office:value-type="float" office:value="70.78">
                <text:p>70.78</text:p>
                <draw:g>
                  <svg:desc>'Datos web pequeña'.E20:'Datos web pequeña'.P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3.276">
                <text:p>243.276</text:p>
              </table:table-cell>
              <table:table-cell office:value-type="float" office:value="259.984">
                <text:p>259.984</text:p>
              </table:table-cell>
              <table:table-cell office:value-type="float" office:value="71.16">
                <text:p>71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8.358">
                <text:p>638.358</text:p>
              </table:table-cell>
              <table:table-cell office:value-type="float" office:value="827.894">
                <text:p>827.894</text:p>
              </table:table-cell>
              <table:table-cell office:value-type="float" office:value="44.02">
                <text:p>44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.01">
                <text:p>444.01</text:p>
              </table:table-cell>
              <table:table-cell office:value-type="float" office:value="549.422">
                <text:p>549.422</text:p>
              </table:table-cell>
              <table:table-cell office:value-type="float" office:value="40.79">
                <text:p>40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4.996">
                <text:p>734.996</text:p>
              </table:table-cell>
              <table:table-cell office:value-type="float" office:value="758.792">
                <text:p>758.792</text:p>
              </table:table-cell>
              <table:table-cell office:value-type="float" office:value="40.93">
                <text:p>40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1.058">
                <text:p>641.058</text:p>
              </table:table-cell>
              <table:table-cell office:value-type="float" office:value="683.068">
                <text:p>683.0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9.814">
                <text:p>689.814</text:p>
              </table:table-cell>
              <table:table-cell office:value-type="float" office:value="803.708">
                <text:p>803.708</text:p>
              </table:table-cell>
              <table:table-cell office:value-type="float" office:value="41.43">
                <text:p>41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1.19">
                <text:p>631.19</text:p>
              </table:table-cell>
              <table:table-cell office:value-type="float" office:value="787.574">
                <text:p>787.574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5.494">
                <text:p>725.494</text:p>
              </table:table-cell>
              <table:table-cell office:value-type="float" office:value="772.662">
                <text:p>772.662</text:p>
              </table:table-cell>
              <table:table-cell office:value-type="float" office:value="42.96">
                <text:p>42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2.574">
                <text:p>772.574</text:p>
              </table:table-cell>
              <table:table-cell office:value-type="float" office:value="742.662">
                <text:p>742.662</text:p>
              </table:table-cell>
              <table:table-cell office:value-type="float" office:value="43.74">
                <text:p>43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9.874">
                <text:p>729.874</text:p>
              </table:table-cell>
              <table:table-cell office:value-type="float" office:value="728.1">
                <text:p>728.1</text:p>
              </table:table-cell>
              <table:table-cell office:value-type="float" office:value="44.83">
                <text:p>44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7.464">
                <text:p>697.464</text:p>
              </table:table-cell>
              <table:table-cell office:value-type="float" office:value="750.422">
                <text:p>750.422</text:p>
              </table:table-cell>
              <table:table-cell office:value-type="float" office:value="44.53">
                <text:p>44.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0" chart:interval-major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87cm" svg:height="12.991cm" xlink:href=".." xlink:type="simple" chart:class="chart:line" chart:style-name="ch1">
        <chart:title svg:x="7.742cm" svg:y="0.395cm" chart:style-name="ch2">
          <text:p>Tiempo de respuesta del sistema</text:p>
        </chart:title>
        <chart:subtitle svg:x="7.385cm" svg:y="1.433cm" chart:style-name="ch3">
          <text:p>Velocidad de respuestas Página Dinámica</text:p>
        </chart:subtitle>
        <chart:legend chart:legend-position="end" svg:x="20.182cm" svg:y="6.196cm" style:legend-expansion="high" chart:style-name="ch4"/>
        <chart:plot-area chart:style-name="ch5" table:cell-range-address="'Datos web pequeña'.E21:'Datos web pequeña'.P21" chart:data-source-has-labels="row" svg:x="1.454cm" svg:y="2.375cm" svg:width="18.285cm" svg:height="9.376cm">
          <chartooo:coordinate-region svg:x="2.075cm" svg:y="2.574cm" svg:width="17.477cm" svg:height="8.53cm"/>
          <chart:axis chart:dimension="x" chart:name="primary-x" chart:style-name="ch6">
            <chart:title svg:x="10.38cm" svg:y="12.01cm" chart:style-name="ch7">
              <text:p>IC</text:p>
            </chart:title>
          </chart:axis>
          <chart:axis chart:dimension="y" chart:name="primary-y" chart:style-name="ch8">
            <chart:title svg:x="0.451cm" svg:y="7.649cm" chart:style-name="ch9">
              <text:p>Tiempo</text:p>
            </chart:title>
            <chart:grid chart:style-name="ch10" chart:class="major"/>
          </chart:axis>
          <chart:series chart:style-name="ch11" chart:values-cell-range-address="'Datos web pequeña'.E21:'Datos web pequeña'.P21" loext:label-string="'php'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hp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128">
                <text:p>14.128</text:p>
                <draw:g>
                  <svg:desc>'Datos web pequeña'.E21:'Datos web pequeña'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052">
                <text:p>14.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715">
                <text:p>22.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18">
                <text:p>24.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431">
                <text:p>24.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834">
                <text:p>20.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135">
                <text:p>24.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1">
                <text:p>23.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276">
                <text:p>23.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358">
                <text:p>23.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845">
                <text:p>22.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459">
                <text:p>22.4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" chart:interval-major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29cm" svg:height="13.099cm" xlink:href=".." xlink:type="simple" chart:class="chart:line" chart:style-name="ch1">
        <chart:title svg:x="6.987cm" svg:y="0.397cm" chart:style-name="ch2">
          <text:p>Tiempo de respuesta del Sistema</text:p>
        </chart:title>
        <chart:subtitle svg:x="5.928cm" svg:y="1.437cm" chart:style-name="ch3">
          <text:p>Velocidad de respuestas Página pequeña y grande</text:p>
        </chart:subtitle>
        <chart:legend chart:legend-position="end" svg:x="17.268cm" svg:y="6.001cm" style:legend-expansion="high" chart:style-name="ch4"/>
        <chart:plot-area chart:style-name="ch5" table:cell-range-address="'Datos web pequeña'.E7:'Datos web pequeña'.P7 'Datos web pequeña'.E14:'Datos web pequeña'.P14" chart:data-source-has-labels="row" svg:x="1.425cm" svg:y="2.381cm" svg:width="15.429cm" svg:height="9.476cm">
          <chartooo:coordinate-region svg:x="2.152cm" svg:y="2.58cm" svg:width="14.515cm" svg:height="8.63cm"/>
          <chart:axis chart:dimension="x" chart:name="primary-x" chart:style-name="ch6">
            <chart:title svg:x="8.923cm" svg:y="12.118cm" chart:style-name="ch7">
              <text:p>IC</text:p>
            </chart:title>
          </chart:axis>
          <chart:axis chart:dimension="y" chart:name="primary-y" chart:style-name="ch8">
            <chart:title svg:x="0.451cm" svg:y="7.705cm" chart:style-name="ch9">
              <text:p>Tiempo</text:p>
            </chart:title>
            <chart:grid chart:style-name="ch10" chart:class="major"/>
          </chart:axis>
          <chart:series chart:style-name="ch11" chart:values-cell-range-address="'Datos web pequeña'.E7:'Datos web pequeña'.P7" loext:label-string="'web pequeña'" chart:class="chart:line">
            <chart:data-point chart:repeated="12"/>
          </chart:series>
          <chart:series chart:style-name="ch12" chart:values-cell-range-address="'Datos web pequeña'.E14:'Datos web pequeña'.P14" loext:label-string="'web grande'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web pequeña'</text:p>
              </table:table-cell>
              <table:table-cell office:value-type="string">
                <text:p>'web grande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01">
                <text:p>5.001</text:p>
                <draw:g>
                  <svg:desc>'Datos web pequeña'.E7:'Datos web pequeña'.P7</svg:desc>
                </draw:g>
              </table:table-cell>
              <table:table-cell office:value-type="float" office:value="3.743">
                <text:p>3.743</text:p>
                <draw:g>
                  <svg:desc>'Datos web pequeña'.E14:'Datos web pequeña'.P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2">
                <text:p>5.02</text:p>
              </table:table-cell>
              <table:table-cell office:value-type="float" office:value="4.482">
                <text:p>4.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5">
                <text:p>1.605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">
                <text:p>2.4</text:p>
              </table:table-cell>
              <table:table-cell office:value-type="float" office:value="1.947">
                <text:p>1.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39">
                <text:p>1.439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88">
                <text:p>1.688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35">
                <text:p>1.735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43">
                <text:p>1.943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65">
                <text:p>1.465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34">
                <text:p>1.43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15">
                <text:p>1.515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21">
                <text:p>1.721</text:p>
              </table:table-cell>
              <table:table-cell office:value-type="float" office:value="1.484">
                <text:p>1.4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svg:stroke-color="#333333" draw:fill="solid" draw:fill-color="#cccccc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18cm" svg:height="13.334cm" xlink:href=".." xlink:type="simple" chart:class="chart:line" chart:style-name="ch1">
        <chart:title svg:x="7.658cm" svg:y="0.402cm" chart:style-name="ch2">
          <text:p>Tiempo total de pruebas</text:p>
        </chart:title>
        <chart:subtitle svg:x="3.861cm" svg:y="1.447cm" chart:style-name="ch3">
          <text:p>Tiempo que han tardado en ejecutarse las pruebas en páginas estáticas</text:p>
        </chart:subtitle>
        <chart:legend chart:legend-position="end" svg:x="16.757cm" svg:y="6.119cm" style:legend-expansion="high" chart:style-name="ch4"/>
        <chart:plot-area chart:style-name="ch5" table:cell-range-address="'Datos web pequeña'.E4:'Datos web pequeña'.P4 'Datos web pequeña'.E11:'Datos web pequeña'.P11" chart:data-source-has-labels="row" svg:x="1.415cm" svg:y="2.396cm" svg:width="14.938cm" svg:height="9.691cm">
          <chartooo:coordinate-region svg:x="2.036cm" svg:y="2.595cm" svg:width="13.944cm" svg:height="8.845cm"/>
          <chart:axis chart:dimension="x" chart:name="primary-x" chart:style-name="ch6">
            <chart:title svg:x="8.668cm" svg:y="12.353cm" chart:style-name="ch7">
              <text:p>IC</text:p>
            </chart:title>
          </chart:axis>
          <chart:axis chart:dimension="y" chart:name="primary-y" chart:style-name="ch6">
            <chart:title svg:x="0.451cm" svg:y="8.052cm" chart:style-name="ch8">
              <text:p>Tiempo (s)</text:p>
            </chart:title>
            <chart:grid chart:style-name="ch9" chart:class="major"/>
          </chart:axis>
          <chart:series chart:style-name="ch10" chart:values-cell-range-address="'Datos web pequeña'.E4:'Datos web pequeña'.P4" loext:label-string="'web pequeña'" chart:class="chart:line">
            <chart:data-point chart:repeated="12"/>
          </chart:series>
          <chart:series chart:style-name="ch11" chart:values-cell-range-address="'Datos web pequeña'.E11:'Datos web pequeña'.P11" loext:label-string="'web grande'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web pequeña'</text:p>
              </table:table-cell>
              <table:table-cell office:value-type="string">
                <text:p>'web grande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01">
                <text:p>5.001</text:p>
                <draw:g>
                  <svg:desc>'Datos web pequeña'.E4:'Datos web pequeña'.P4</svg:desc>
                </draw:g>
              </table:table-cell>
              <table:table-cell office:value-type="float" office:value="3.743">
                <text:p>3.743</text:p>
                <draw:g>
                  <svg:desc>'Datos web pequeña'.E11:'Datos web pequeña'.P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2">
                <text:p>5.02</text:p>
              </table:table-cell>
              <table:table-cell office:value-type="float" office:value="4.482">
                <text:p>4.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23">
                <text:p>8.023</text:p>
              </table:table-cell>
              <table:table-cell office:value-type="float" office:value="6.111">
                <text:p>6.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9.738">
                <text:p>9.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394">
                <text:p>14.394</text:p>
              </table:table-cell>
              <table:table-cell office:value-type="float" office:value="13.243">
                <text:p>13.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882">
                <text:p>16.882</text:p>
              </table:table-cell>
              <table:table-cell office:value-type="float" office:value="15.025">
                <text:p>15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.759">
                <text:p>86.759</text:p>
              </table:table-cell>
              <table:table-cell office:value-type="float" office:value="64.843">
                <text:p>64.8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172">
                <text:p>97.172</text:p>
              </table:table-cell>
              <table:table-cell office:value-type="float" office:value="66.286">
                <text:p>66.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.238">
                <text:p>73.238</text:p>
              </table:table-cell>
              <table:table-cell office:value-type="float" office:value="67.439">
                <text:p>67.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.391">
                <text:p>143.391</text:p>
              </table:table-cell>
              <table:table-cell office:value-type="float" office:value="155.968">
                <text:p>155.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1.453">
                <text:p>151.453</text:p>
              </table:table-cell>
              <table:table-cell office:value-type="float" office:value="163.052">
                <text:p>163.0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.107">
                <text:p>172.107</text:p>
              </table:table-cell>
              <table:table-cell office:value-type="float" office:value="148.377">
                <text:p>148.3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svg:stroke-color="#333333" draw:fill="solid" draw:fill-color="#b2b2b2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59cm" svg:height="12.82cm" xlink:href=".." xlink:type="simple" chart:class="chart:line" chart:style-name="ch1">
        <chart:title svg:x="7.832cm" svg:y="0.392cm" chart:style-name="ch2">
          <text:p>Tiempo total pruebas</text:p>
        </chart:title>
        <chart:subtitle svg:x="3.625cm" svg:y="1.427cm" chart:style-name="ch3">
          <text:p>Tiempo que han tardado en ejecutarse las pruebas en páginas dinámicas</text:p>
        </chart:subtitle>
        <chart:legend chart:legend-position="end" svg:x="17.954cm" svg:y="6.111cm" style:legend-expansion="high" chart:style-name="ch4"/>
        <chart:plot-area chart:style-name="ch5" table:cell-range-address="'Datos web pequeña'.E18:'Datos web pequeña'.P18" chart:data-source-has-labels="row" svg:x="1.41cm" svg:y="2.366cm" svg:width="16.145cm" svg:height="9.217cm">
          <chartooo:coordinate-region svg:x="2.402cm" svg:y="2.565cm" svg:width="14.966cm" svg:height="8.371cm"/>
          <chart:axis chart:dimension="x" chart:name="primary-x" chart:style-name="ch6">
            <chart:title svg:x="9.266cm" svg:y="11.839cm" chart:style-name="ch7">
              <text:p>IC</text:p>
            </chart:title>
          </chart:axis>
          <chart:axis chart:dimension="y" chart:name="primary-y" chart:style-name="ch6">
            <chart:title svg:x="0.451cm" svg:y="7.785cm" chart:style-name="ch8">
              <text:p>Tiempo (s)</text:p>
            </chart:title>
            <chart:grid chart:style-name="ch9" chart:class="major"/>
          </chart:axis>
          <chart:series chart:style-name="ch10" chart:values-cell-range-address="'Datos web pequeña'.E18:'Datos web pequeña'.P18" loext:label-string="'php'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hp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128">
                <text:p>14.128</text:p>
                <draw:g>
                  <svg:desc>'Datos web pequeña'.E18:'Datos web pequeña'.P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052">
                <text:p>14.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.575">
                <text:p>113.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.588">
                <text:p>122.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.315">
                <text:p>244.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.336">
                <text:p>208.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6.746">
                <text:p>1206.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2.072">
                <text:p>1162.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3.815">
                <text:p>1163.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1.713">
                <text:p>1631.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3.314">
                <text:p>2013.3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5.874">
                <text:p>2245.8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svg:stroke-color="#333333" draw:fill="solid" draw:fill-color="#cccccc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63cm" svg:height="12.658cm" xlink:href=".." xlink:type="simple" chart:class="chart:line" chart:style-name="ch1">
        <chart:title svg:x="7.705cm" svg:y="0.389cm" chart:style-name="ch2">
          <text:p>Fiabilidad del sistema</text:p>
        </chart:title>
        <chart:subtitle svg:x="5.852cm" svg:y="1.421cm" chart:style-name="ch3">
          <text:p>Fallos en las peticiones para páginas estáticas</text:p>
        </chart:subtitle>
        <chart:legend chart:legend-position="end" svg:x="16.402cm" svg:y="5.781cm" style:legend-expansion="high" chart:style-name="ch4"/>
        <chart:plot-area chart:style-name="ch5" table:cell-range-address="'Datos web pequeña'.E5:'Datos web pequeña'.P5 'Datos web pequeña'.E12:'Datos web pequeña'.P12" chart:data-source-has-labels="row" svg:x="1.408cm" svg:y="2.357cm" svg:width="14.597cm" svg:height="9.067cm">
          <chartooo:coordinate-region svg:x="2.215cm" svg:y="2.557cm" svg:width="13.603cm" svg:height="8.22cm"/>
          <chart:axis chart:dimension="x" chart:name="primary-x" chart:style-name="ch6">
            <chart:title svg:x="8.49cm" svg:y="11.677cm" chart:style-name="ch7">
              <text:p>IC</text:p>
            </chart:title>
          </chart:axis>
          <chart:axis chart:dimension="y" chart:name="primary-y" chart:style-name="ch6">
            <chart:title svg:x="0.451cm" svg:y="8.839cm" chart:style-name="ch8">
              <text:p>Número fallos (peticiones)</text:p>
            </chart:title>
            <chart:grid chart:style-name="ch9" chart:class="major"/>
          </chart:axis>
          <chart:series chart:style-name="ch10" chart:values-cell-range-address="'Datos web pequeña'.E5:'Datos web pequeña'.P5" loext:label-string="'web pequeña'" chart:class="chart:line">
            <chart:data-point chart:repeated="12"/>
          </chart:series>
          <chart:series chart:style-name="ch11" chart:values-cell-range-address="'Datos web pequeña'.E12:'Datos web pequeña'.P12" loext:label-string="'web grande'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web pequeña'</text:p>
              </table:table-cell>
              <table:table-cell office:value-type="string">
                <text:p>'web grande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tos web pequeña'.E5:'Datos web pequeña'.P5</svg:desc>
                </draw:g>
              </table:table-cell>
              <table:table-cell office:value-type="float" office:value="0">
                <text:p>0</text:p>
                <draw:g>
                  <svg:desc>'Datos web pequeña'.E12:'Datos web pequeña'.P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6">
                <text:p>41.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2">
                <text:p>9.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.2">
                <text:p>155.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">
                <text:p>159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4">
                <text:p>23.4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.4">
                <text:p>104.4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9.6">
                <text:p>589.6</text:p>
              </table:table-cell>
              <table:table-cell office:value-type="float" office:value="473.4">
                <text:p>473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svg:stroke-color="#333333" draw:fill="solid" draw:fill-color="#999999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03cm" svg:height="11.825cm" xlink:href=".." xlink:type="simple" chart:class="chart:line" chart:style-name="ch1">
        <chart:title svg:x="7.598cm" svg:y="0.372cm" chart:style-name="ch2">
          <text:p>Fiabilidad del Sistema</text:p>
        </chart:title>
        <chart:subtitle svg:x="5.666cm" svg:y="1.387cm" chart:style-name="ch3">
          <text:p>Fallos en las peticiones para páginas dinámicas</text:p>
        </chart:subtitle>
        <chart:legend chart:legend-position="end" svg:x="17.698cm" svg:y="5.613cm" style:legend-expansion="high" chart:style-name="ch4"/>
        <chart:plot-area chart:style-name="ch5" table:cell-range-address="'Datos web pequeña'.E19:'Datos web pequeña'.P19" chart:data-source-has-labels="row" svg:x="1.405cm" svg:y="2.306cm" svg:width="15.899cm" svg:height="8.302cm">
          <chartooo:coordinate-region svg:x="2.582cm" svg:y="2.505cm" svg:width="14.535cm" svg:height="7.456cm"/>
          <chart:axis chart:dimension="x" chart:name="primary-x" chart:style-name="ch6">
            <chart:title svg:x="9.138cm" svg:y="10.844cm" chart:style-name="ch7">
              <text:p>IC</text:p>
            </chart:title>
          </chart:axis>
          <chart:axis chart:dimension="y" chart:name="primary-y" chart:style-name="ch6">
            <chart:title svg:x="0.451cm" svg:y="8.631cm" chart:style-name="ch8">
              <text:p>Número de fallos (peticiones)</text:p>
            </chart:title>
            <chart:grid chart:style-name="ch9" chart:class="major"/>
          </chart:axis>
          <chart:series chart:style-name="ch10" chart:values-cell-range-address="'Datos web pequeña'.E19:'Datos web pequeña'.P19" loext:label-string="'php'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hp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  <draw:g>
                  <svg:desc>'Datos web pequeña'.E19:'Datos web pequeña'.P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28">
                <text:p>5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95">
                <text:p>13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24">
                <text:p>15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405">
                <text:p>21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048">
                <text:p>270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